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9.4244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5.3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PRODUCT TYPE</text:p>
          </table:table-cell>
          <table:table-cell table:style-name="ce1" office:value-type="string">
            <text:p>PRODUC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INK</text:p>
          </table:table-cell>
        </table:table-row>
        <table:table-row table:style-name="ro1">
          <table:table-cell office:value-type="string">
            <text:p>Motherboard</text:p>
          </table:table-cell>
          <table:table-cell office:value-type="string">
            <text:p>MSI MSI Gaming 990FXA-GAMING AM3+/ AM3 AMD 990FX &amp; SB950 SATA 6Gb/s 2 x USB 3.1 ATX AMD Motherboard</text:p>
          </table:table-cell>
          <table:table-cell table:style-name="ce4" office:value-type="currency" office:currency="CAD" office:value="209.99">
            <text:p>$209.99</text:p>
          </table:table-cell>
          <table:table-cell office:value-type="string">
            <text:p>AMD</text:p>
          </table:table-cell>
          <table:table-cell office:value-type="string">
            <text:p><text:a xlink:href="http://www.newegg.ca/Product/Product.aspx?Item=N82E16813130859" xlink:type="simple">http://www.newegg.ca/Product/Product.aspx?Item=N82E16813130859</text:a>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MD FX-8350 Black Edition Vishera 8-Core 4.0 GHz (4.2 GHz Turbo) Socket AM3+ 125W FD8350FRHKBOX Desktop Processor</text:p>
          </table:table-cell>
          <table:table-cell table:style-name="ce4" office:value-type="currency" office:currency="CAD" office:value="259.99">
            <text:p>$259.99</text:p>
          </table:table-cell>
          <table:table-cell office:value-type="string">
            <text:p>AMD</text:p>
          </table:table-cell>
          <table:table-cell office:value-type="string">
            <text:p><text:a xlink:href="http://www.newegg.ca/Product/Product.aspx?Item=N82E16819113284" xlink:type="simple">http://www.newegg.ca/Product/Product.aspx?Item=N82E16819113284</text:a></text:p>
          </table:table-cell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string">
            <text:p>Motherboard</text:p>
          </table:table-cell>
          <table:table-cell office:value-type="string">
            <text:p>ASUS M5A97 R2.0 AM3+ AMD 970 + SB 950 6 x SATA 6Gb/s port(s), gray USB 3.0 ATX AMD Motherboard with UEFI BIOS</text:p>
          </table:table-cell>
          <table:table-cell table:style-name="ce4" office:value-type="currency" office:currency="CAD" office:value="144.99">
            <text:p>$144.99</text:p>
          </table:table-cell>
          <table:table-cell office:value-type="string">
            <text:p>AMD</text:p>
          </table:table-cell>
          <table:table-cell office:value-type="string">
            <text:p><text:a xlink:href="http://www.newegg.ca/Product/Product.aspx?Item=N82E16813131873" xlink:type="simple">http://www.newegg.ca/Product/Product.aspx?Item=N82E16813131873</text:a>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MD FX-6300 Vishera 6-Core 3.5 GHz (4.1 GHz Turbo) Socket AM3+ 95W FD6300WMHKBOX Desktop Processor</text:p>
          </table:table-cell>
          <table:table-cell table:style-name="ce4" office:value-type="currency" office:currency="CAD" office:value="159.99">
            <text:p>$159.99</text:p>
          </table:table-cell>
          <table:table-cell office:value-type="string">
            <text:p>AMD</text:p>
          </table:table-cell>
          <table:table-cell office:value-type="string">
            <text:p><text:a xlink:href="http://www.newegg.ca/Product/Product.aspx?Item=N82E16819113286" xlink:type="simple">http://www.newegg.ca/Product/Product.aspx?Item=N82E16819113286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therboard</text:p>
          </table:table-cell>
          <table:table-cell office:value-type="string">
            <text:p>GIGABYTE GA-78LMT-USB3 (rev. 6.0) AM3+ AMD 760G + SB710 USB 3.0 HDMI Micro ATX AMD Motherboard</text:p>
          </table:table-cell>
          <table:table-cell table:style-name="ce4" office:value-type="currency" office:currency="CAD" office:value="84.99">
            <text:p>$84.99</text:p>
          </table:table-cell>
          <table:table-cell office:value-type="string">
            <text:p>AMD</text:p>
          </table:table-cell>
          <table:table-cell office:value-type="string">
            <text:p><text:a xlink:href="http://www.newegg.ca/Product/Product.aspx?Item=N82E16813128565" xlink:type="simple">http://www.newegg.ca/Product/Product.aspx?Item=N82E16813128565</text:a>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AMD Athlon X4 860k with AMD quiet cooler Quad-Core Socket FM2+ 95W AD860KXBJASBX Desktop Processor</text:p>
          </table:table-cell>
          <table:table-cell table:style-name="ce4" office:value-type="currency" office:currency="CAD" office:value="109.99">
            <text:p>$109.99</text:p>
          </table:table-cell>
          <table:table-cell office:value-type="string">
            <text:p>AMD</text:p>
          </table:table-cell>
          <table:table-cell office:value-type="string">
            <text:p><text:a xlink:href="http://www.newegg.ca/Product/Product.aspx?Item=N82E16819113410" xlink:type="simple">http://www.newegg.ca/Product/Product.aspx?Item=N82E16819113410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therboard</text:p>
          </table:table-cell>
          <table:table-cell office:value-type="string">
            <text:p>MSI MSI Gaming Z97 GAMING 5 LGA 1150 Intel Z97 HDMI SATA 6Gb/s USB 3.0 ATX Intel Motherboard</text:p>
          </table:table-cell>
          <table:table-cell table:style-name="ce4" office:value-type="currency" office:currency="CAD" office:value="219.99">
            <text:p>$219.99</text:p>
          </table:table-cell>
          <table:table-cell office:value-type="string">
            <text:p>Intel</text:p>
          </table:table-cell>
          <table:table-cell office:value-type="string">
            <text:p><text:a xlink:href="http://www.newegg.ca/Product/Product.aspx?Item=N82E16813130770" xlink:type="simple">http://www.newegg.ca/Product/Product.aspx?Item=N82E16813130770</text:a>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ntel Core i7-4790K Devil's Canyon Quad-Core 4.0 Ghz LGA 1150 BX80646I74790K Desktop Processor Intel HD Graphics 4600</text:p>
          </table:table-cell>
          <table:table-cell table:style-name="ce4" office:value-type="currency" office:currency="CAD" office:value="499.99">
            <text:p>$499.99</text:p>
          </table:table-cell>
          <table:table-cell office:value-type="string">
            <text:p>Intel</text:p>
          </table:table-cell>
          <table:table-cell office:value-type="string">
            <text:p><text:a xlink:href="http://www.newegg.ca/Product/Product.aspx?Item=N82E16819117369" xlink:type="simple">http://www.newegg.ca/Product/Product.aspx?Item=N82E16819117369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therboard</text:p>
          </table:table-cell>
          <table:table-cell office:value-type="string">
            <text:p>ASRock H97M Pro4 LGA 1150 Intel H97 HDMI SATA 6Gb/s USB 3.0 Micro ATX Intel Motherboard </text:p>
          </table:table-cell>
          <table:table-cell table:style-name="ce4" office:value-type="currency" office:currency="CAD" office:value="149.99">
            <text:p>$149.99</text:p>
          </table:table-cell>
          <table:table-cell office:value-type="string">
            <text:p>Intel</text:p>
          </table:table-cell>
          <table:table-cell office:value-type="string">
            <text:p><text:a xlink:href="http://www.newegg.ca/Product/Product.aspx?Item=N82E16813157512" xlink:type="simple">http://www.newegg.ca/Product/Product.aspx?Item=N82E16813157512</text:a></text:p>
          </table:table-cell>
        </table:table-row>
        <table:table-row table:style-name="ro1">
          <table:table-cell office:value-type="string">
            <text:p>CPU</text:p>
          </table:table-cell>
          <table:table-cell office:value-type="string">
            <text:p>Intel Core i5-4690K Devil's Canyon Quad-Core 3.5 GHz LGA 1150 88W BX80646I54690K Desktop Processor Intel HD Graphics 4600</text:p>
          </table:table-cell>
          <table:table-cell table:style-name="ce4" office:value-type="currency" office:currency="CAD" office:value="339.99">
            <text:p>$339.99</text:p>
          </table:table-cell>
          <table:table-cell office:value-type="string">
            <text:p>Intel</text:p>
          </table:table-cell>
          <table:table-cell office:value-type="string">
            <text:p><text:a xlink:href="http://www.newegg.ca/Product/Product.aspx?Item=N82E16819117372" xlink:type="simple">http://www.newegg.ca/Product/Product.aspx?Item=N82E16819117372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therboard</text:p>
          </table:table-cell>
          <table:table-cell office:value-type="string">
            <text:p>ASRock H81M-ITX LGA 1150 Intel H81 HDMI SATA 6Gb/s USB 3.0 Mini ITX Intel Motherboard </text:p>
          </table:table-cell>
          <table:table-cell table:style-name="ce4" office:value-type="currency" office:currency="CAD" office:value="99.99">
            <text:p>$99.99</text:p>
          </table:table-cell>
          <table:table-cell office:value-type="string">
            <text:p>Intel</text:p>
          </table:table-cell>
          <table:table-cell office:value-type="string">
            <text:p><text:a xlink:href="http://www.newegg.ca/Product/Product.aspx?Item=N82E16813157451" xlink:type="simple">http://www.newegg.ca/Product/Product.aspx?Item=N82E16813157451</text:a></text:p>
          </table:table-cell>
        </table:table-row>
        <table:table-row table:style-name="ro2">
          <table:table-cell office:value-type="string">
            <text:p>CPU</text:p>
          </table:table-cell>
          <table:table-cell office:value-type="string">
            <text:p>Intel Core i3-6100 3M 3.7 GHz LGA 1151 BX80662I36100 Desktop Processor</text:p>
          </table:table-cell>
          <table:table-cell table:style-name="ce4" office:value-type="currency" office:currency="CAD" office:value="179.99">
            <text:p>$179.99</text:p>
          </table:table-cell>
          <table:table-cell office:value-type="string">
            <text:p>Intel</text:p>
          </table:table-cell>
          <table:table-cell office:value-type="string">
            <text:p><text:a xlink:href="http://www.newegg.ca/Product/Product.aspx?Item=9SIA9H53MK8071" xlink:type="simple">http://www.newegg.ca/Product/Product.aspx?Item=9SIA9H53MK8071</text:a>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Hard drive</text:p>
          </table:table-cell>
          <table:table-cell table:style-name="ce3" office:value-type="string">
            <text:p><text:a xlink:href="http://www.newegg.ca/Product/Product.aspx?Item=N82E16822236496&amp;ignorebbr=1" xlink:type="simple">WD Blue 1TB Mobile 9.50mm Hard Disk Drive - 5400 RPM SATA 6Gb/s 2.5 Inch - WD10JPVX</text:a></text:p>
          </table:table-cell>
          <table:table-cell office:value-type="float" office:value="99.99">
            <text:p>99.99</text:p>
          </table:table-cell>
          <table:table-cell office:value-type="string">
            <text:p>WD</text:p>
          </table:table-cell>
          <table:table-cell office:value-type="string">
            <text:p>http://www.newegg.ca/Product/Product.aspx?Item=N82E16822236496&amp;ignorebbr=1</text:p>
          </table:table-cell>
        </table:table-row>
        <table:table-row table:style-name="ro3">
          <table:table-cell office:value-type="string">
            <text:p>Hard drive</text:p>
          </table:table-cell>
          <table:table-cell office:value-type="string">
            <text:p>WD Red 2TB NAS Hard Disk Drive - 5400 RPM Class SATA 6Gb/s 64MB Cache 3.5 Inch - WD20EFRX</text:p>
          </table:table-cell>
          <table:table-cell office:value-type="float" office:value="129.99">
            <text:p>129.99</text:p>
          </table:table-cell>
          <table:table-cell office:value-type="string">
            <text:p>WD</text:p>
          </table:table-cell>
          <table:table-cell office:value-type="string">
            <text:p>http://www.newegg.ca/Product/Product.aspx?Item=N82E16822236343&amp;ignorebbr=1</text:p>
          </table:table-cell>
        </table:table-row>
        <table:table-row table:style-name="ro2">
          <table:table-cell office:value-type="string">
            <text:p>Hard drive</text:p>
          </table:table-cell>
          <table:table-cell office:value-type="string">
            <text:p>WD Blue 500GB Mobile 7.00mm Hard Disk Drive - 5400 RPM SATA 6 Gb/s Cache 2.5 Inch - WD5000LPCX</text:p>
          </table:table-cell>
          <table:table-cell office:value-type="float" office:value="65.99">
            <text:p>65.99</text:p>
          </table:table-cell>
          <table:table-cell office:value-type="string">
            <text:p>WD</text:p>
          </table:table-cell>
          <table:table-cell table:style-name="ce5" office:value-type="string">
            <text:p>http://www.newegg.ca/Product/Product.aspx?Item=9SIA7RD3G06288</text:p>
          </table:table-cell>
        </table:table-row>
        <table:table-row table:style-name="ro2">
          <table:table-cell office:value-type="string">
            <text:p>Hard drive</text:p>
          </table:table-cell>
          <table:table-cell office:value-type="string">
            <text:p>Seagate Savvio 10K.6 ST300MM0026 300 GB 2.5" Internal Hard Drive</text:p>
          </table:table-cell>
          <table:table-cell office:value-type="float" office:value="179.99">
            <text:p>179.99</text:p>
          </table:table-cell>
          <table:table-cell office:value-type="string">
            <text:p>Seagate</text:p>
          </table:table-cell>
          <table:table-cell office:value-type="string">
            <text:p>http://www.newegg.ca/Product/Product.aspx?Item=N82E16822178285&amp;ignorebbr=1</text:p>
          </table:table-cell>
        </table:table-row>
        <table:table-row table:style-name="ro2">
          <table:table-cell office:value-type="string">
            <text:p>Hard drive</text:p>
          </table:table-cell>
          <table:table-cell office:value-type="string">
            <text:p>Seagate NAS HDD ST4000VN000 4TB 64MB Cache SATA 6.0Gb/s Internal Hard Drive</text:p>
          </table:table-cell>
          <table:table-cell office:value-type="float" office:value="209.99">
            <text:p>209.99</text:p>
          </table:table-cell>
          <table:table-cell office:value-type="string">
            <text:p>Seagate</text:p>
          </table:table-cell>
          <table:table-cell office:value-type="string">
            <text:p>http://www.newegg.ca/Product/Product.aspx?Item=N82E16822178393&amp;ignorebbr=1</text:p>
          </table:table-cell>
        </table:table-row>
        <table:table-row table:style-name="ro2">
          <table:table-cell office:value-type="string">
            <text:p>Hard drive</text:p>
          </table:table-cell>
          <table:table-cell office:value-type="string">
            <text:p>Seagate Hybrid Drive ST1000DX001 1TB MLC/8GB 64MB Cache SATA 6.0Gb/s NCQ 3.5" Desktop SSHD</text:p>
          </table:table-cell>
          <table:table-cell office:value-type="float" office:value="99.99">
            <text:p>99.99</text:p>
          </table:table-cell>
          <table:table-cell office:value-type="string">
            <text:p>Seagate</text:p>
          </table:table-cell>
          <table:table-cell office:value-type="string">
            <text:p>http://www.newegg.ca/Product/Product.aspx?Item=N82E16822178381&amp;ignorebbr=1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RAM</text:p>
          </table:table-cell>
          <table:table-cell office:value-type="string">
            <text:p>CORSAIR Vengeance LP 8GB (2 x 4GB) 240-Pin DDR3 SDRAM DDR3 1600 (PC3 12800) Low Profile Desktop Memory Model CML8GX3M2A1600C9 </text:p>
          </table:table-cell>
          <table:table-cell office:value-type="float" office:value="69.99">
            <text:p>69.99</text:p>
          </table:table-cell>
          <table:table-cell office:value-type="string">
            <text:p>Corsair</text:p>
          </table:table-cell>
          <table:table-cell office:value-type="string">
            <text:p>http://www.newegg.ca/Product/Product.aspx?Item=N82E16820233186&amp;ignorebbr=1</text:p>
          </table:table-cell>
        </table:table-row>
        <table:table-row table:style-name="ro2">
          <table:table-cell office:value-type="string">
            <text:p>RAM</text:p>
          </table:table-cell>
          <table:table-cell office:value-type="string">
            <text:p>CORSAIR Vengeance 16GB (2 x 8GB) 240-Pin DDR3 SDRAM DDR3 1600 (PC3 12800) Desktop Memory Model CMZ16GX3M2A1600C9</text:p>
          </table:table-cell>
          <table:table-cell office:value-type="float" office:value="102.99">
            <text:p>102.99</text:p>
          </table:table-cell>
          <table:table-cell office:value-type="string">
            <text:p>Corsair</text:p>
          </table:table-cell>
          <table:table-cell office:value-type="string">
            <text:p>http://www.newegg.ca/Product/Product.aspx?Item=N82E16820233299&amp;ignorebbr=1</text:p>
          </table:table-cell>
        </table:table-row>
        <table:table-row table:style-name="ro2">
          <table:table-cell office:value-type="string">
            <text:p>RAM</text:p>
          </table:table-cell>
          <table:table-cell office:value-type="string">
            <text:p>CORSAIR Dominator Platinum 32GB (2 x 16GB) 288-Pin DDR4 SDRAM DDR4 3000 (PC4 24000) Desktop Memory Model CMD32GX4M2B3000C15 </text:p>
          </table:table-cell>
          <table:table-cell office:value-type="float" office:value="399.99">
            <text:p>399.99</text:p>
          </table:table-cell>
          <table:table-cell office:value-type="string">
            <text:p>Corsair</text:p>
          </table:table-cell>
          <table:table-cell office:value-type="string">
            <text:p>http://www.newegg.ca/Product/Product.aspx?Item=N82E16820233885&amp;ignorebbr=1</text:p>
          </table:table-cell>
        </table:table-row>
        <table:table-row table:style-name="ro2">
          <table:table-cell office:value-type="string">
            <text:p>RAM</text:p>
          </table:table-cell>
          <table:table-cell office:value-type="string">
            <text:p>HyperX Fury Black Series 4GB 240-Pin DDR3 SDRAM DDR3 1600 (PC3 12800) Desktop Memory Model HX316C10FB/4 </text:p>
          </table:table-cell>
          <table:table-cell office:value-type="float" office:value="34.99">
            <text:p>34.99</text:p>
          </table:table-cell>
          <table:table-cell office:value-type="string">
            <text:p>HyperX</text:p>
          </table:table-cell>
          <table:table-cell office:value-type="string">
            <text:p>http://www.newegg.ca/Product/Product.aspx?Item=N82E16820104443&amp;ignorebbr=1</text:p>
          </table:table-cell>
        </table:table-row>
        <table:table-row table:style-name="ro2">
          <table:table-cell office:value-type="string">
            <text:p>RAM</text:p>
          </table:table-cell>
          <table:table-cell office:value-type="string">
            <text:p>HyperX Savage 16GB (2 x 8GB) 288-Pin DDR4 SDRAM DDR4 2400 (PC4 19200) Desktop Memory Model HX424C12SBK2/16</text:p>
          </table:table-cell>
          <table:table-cell office:value-type="float" office:value="169.99">
            <text:p>169.99</text:p>
          </table:table-cell>
          <table:table-cell office:value-type="string">
            <text:p>HyperX</text:p>
          </table:table-cell>
          <table:table-cell office:value-type="string">
            <text:p>http://www.newegg.ca/Product/Product.aspx?Item=N82E16820104606&amp;ignorebbr=1</text:p>
          </table:table-cell>
        </table:table-row>
        <table:table-row table:style-name="ro2">
          <table:table-cell office:value-type="string">
            <text:p>RAM</text:p>
          </table:table-cell>
          <table:table-cell office:value-type="string">
            <text:p>HyperX FURY 32GB (4 x 8GB) 288-Pin DDR4 SDRAM DDR4 2666 (PC4 21300) Compatible with Intel X99 chipset Memory Kit Model HX426C15FBK4/32</text:p>
          </table:table-cell>
          <table:table-cell office:value-type="float" office:value="299.99">
            <text:p>299.99</text:p>
          </table:table-cell>
          <table:table-cell office:value-type="string">
            <text:p>HyperX</text:p>
          </table:table-cell>
          <table:table-cell office:value-type="string">
            <text:p>http://www.newegg.ca/Product/Product.aspx?Item=N82E16820104539&amp;ignorebbr=1</text:p>
          </table:table-cell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0000-00-00T16:03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T </meta:initial-creator>
    <meta:creation-date>2016-03-24T22:10:25.599568689</meta:creation-date>
    <dc:date>2016-04-01T16:42:42</dc:date>
    <dc:creator>Jason Beaver</dc:creator>
    <meta:editing-duration>PT8M33S</meta:editing-duration>
    <meta:editing-cycles>4</meta:editing-cycles>
    <meta:generator>LibreOffice/4.0.4.2$Linux_X86_64 LibreOffice_project/400m0$Build-2</meta:generator>
    <meta:document-statistic meta:table-count="1" meta:cell-count="125" meta:object-count="0"/>
  </office:meta>
</office:document-meta>
</file>